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78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290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7:43:00.4685479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20:18:54.830240527</dc:date>
    <meta:editing-duration>P8DT12H37M18S</meta:editing-duration>
    <meta:editing-cycles>47</meta:editing-cycles>
    <meta:generator>LibreOffice/6.4.7.2$Linux_X86_64 LibreOffice_project/40$Build-2</meta:generator>
    <dc:creator>Pepe </dc:creator>
    <meta:document-statistic meta:table-count="7" meta:cell-count="5999" meta:object-count="0"/>
  </office:meta>
</office:document-meta>
</file>